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1e9f" officeooo:paragraph-rsid="00161e9f"/>
    </style:style>
    <style:style style:name="P2" style:family="paragraph" style:parent-style-name="Standard">
      <style:text-properties officeooo:rsid="00161e9f" officeooo:paragraph-rsid="00161e9f"/>
    </style:style>
    <style:style style:name="P3" style:family="paragraph" style:parent-style-name="Standard">
      <style:text-properties officeooo:rsid="0017827c" officeooo:paragraph-rsid="001782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деи:</text:p>
      <text:p text:style-name="P1"/>
      <text:p text:style-name="P1">Ну в общем то, я думаю так — берем код программы , делим ее на блоки. Обрабатываем каждый блок отдельно (так избегаем проблемы с уровнями и всем прочим, они обеспечиваются естественными уровнями рекурсии). Ключевые слова заменяем на /cимвол-метки/ - это поможет, в случае неоднократного прохождения программы по тексту не запутаться, что уже обработано, а что нет. В принципе, на этом же шаге можно вынести наверх вложенные объявления процедур и функций, но не факт, что это получится. </text:p>
      <text:p text:style-name="P1"/>
      <text:p text:style-name="P1">После – следующим проходом — переделываем те вещи, которые выделены ключевыми словами в конструкции языка С. Видимо, ошибки тоже отлавливаем где-то на этом уровне — для каждого оператора будем смотреть по-разному.</text:p>
      <text:p text:style-name="P1">Видимо, для обработки объявленных ранее имен переменных придется пользоваться стеком. Сложно. Но без этого еще сложнее. </text:p>
      <text:p text:style-name="P1"/>
      <text:p text:style-name="P1"/>
      <text:p text:style-name="P3">7.11</text:p>
      <text:p text:style-name="P3">Идеи несколько изменились — предлагается реализовать разбор по данной в методичке упрощенной БНФ паскаля, после чего (при возможности и желании) расширить функционал на более полную его версию. Просмотр по БНФ осуществляется по операторам (по сути, по строкам). Таким образом, пока непонятно, как проверять предварительное объявление переменных. Судя по всему, придется использовать копилку. Это подход естественный, но он несколько усложняет де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асилий  </meta:initial-creator>
    <meta:creation-date>2016-11-06T13:16:58.864334152</meta:creation-date>
    <dc:date>2016-11-07T16:01:52.067168206</dc:date>
    <dc:creator>Василий  </dc:creator>
    <meta:editing-duration>PT13M22S</meta:editing-duration>
    <meta:editing-cycles>2</meta:editing-cycles>
    <meta:generator>LibreOffice/4.4.3.2$Linux_X86_64 LibreOffice_project/40m0$Build-2</meta:generator>
    <meta:document-statistic meta:table-count="0" meta:image-count="0" meta:object-count="0" meta:page-count="1" meta:paragraph-count="6" meta:word-count="180" meta:character-count="1276" meta:non-whitespace-character-count="1095"/>
  </office:meta>
</office:document-meta>
</file>